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67A00004CA6ABD38A99.svm"/>
  <manifest:file-entry manifest:media-type="image/png" manifest:full-path="Pictures/10000000000000960000004012D523D9.png"/>
  <manifest:file-entry manifest:media-type="image/png" manifest:full-path="Pictures/100002010000002C0000002B43C2EC9F.png"/>
  <manifest:file-entry manifest:media-type="image/png" manifest:full-path="Pictures/10000000000000580000001FBF356B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Helvetica, 'Bitstream Vera Sans', sans-serif"/>
    <style:font-face style:name="OpenSymbol" svg:font-family="OpenSymbol"/>
    <style:font-face style:name="Times New Roman1" svg:font-family="'Times New Roman'"/>
    <style:font-face style:name="Tahoma" svg:font-family="Tahoma" style:font-family-generic="swiss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List_20_Number" style:list-style-name="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<draw:frame draw:style-name="fr3" draw:name="graphics1" text:anchor-type="paragraph" svg:x="0.037cm" svg:y="-2.143cm" svg:width="1.783cm" svg:height="1.633cm" draw:z-index="0"><draw:image xlink:href="Pictures/100002010000002C0000002B43C2EC9F.png" xlink:type="simple" xlink:show="embed" xlink:actuate="onLoad"/></draw:frame>Geomajas</text:h>
      <text:p text:style-name="Subtitle">Quick Start</text:p>
      <text:p text:style-name="Standard">Geomajas is the extensible open source web mapping framework, enabling integrated GIS solutions for businesses and government. Featuring on this LiveDVD is a sample application built with the Geomajas framework. This application is the official Geomajas 1.6.0 showcase, featuring more than 30 individual samples.</text:p>
      <text:p text:style-name="Standard">This guide quickly explains how to get this showcase up and running:</text:p>
      <text:p text:style-name="Standard"/>
      <text:list xml:id="list28557380" text:style-name="WW8Num5">
        <text:list-item text:start-value="1">
          <text:p text:style-name="List_20_Number"><draw:frame draw:style-name="fr3" draw:name="graphics4" text:anchor-type="paragraph" svg:x="0.587cm" svg:y="0.7cm" svg:width="1.164cm" svg:height="1.138cm" draw:z-index="3"><draw:image xlink:href="Pictures/100002010000002C0000002B43C2EC9F.png" xlink:type="simple" xlink:show="embed" xlink:actuate="onLoad"/></draw:frame>Dubbelclick the “Geomajas start” button on the desktop:<text:line-break/></text:p>
          <text:p text:style-name="List_20_Number"/>
        </text:list-item>
        <text:list-item>
          <text:p text:style-name="List_20_Number">After a few seconds of waiting a browser will open automatically, and point to the showcase:</text:p>
          <text:p text:style-name="List_20_Number"><draw:frame draw:style-name="fr3" draw:name="graphics5" text:anchor-type="paragraph" svg:x="1.254cm" svg:y="0.198cm" svg:width="14.224cm" svg:height="10.46cm" draw:z-index="4"><draw:image xlink:href="Pictures/200000070000667A00004CA6ABD38A99.svm" xlink:type="simple" xlink:show="embed" xlink:actuate="onLoad"/></draw:frame></text:p>
        </text:list-item>
        <text:list-item>
          <text:p text:style-name="List_20_Number">On the left side you will see the list of samples that this showcase provides. By clicking on them, the corresponding sample will open.</text:p>
        </text:list-item>
        <text:list-item>
          <text:p text:style-name="List_20_Number">That's it! Have fun exploring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Helvetica, 'Bitstream Vera Sans', sans-serif"/>
    <style:font-face style:name="OpenSymbol" svg:font-family="OpenSymbol"/>
    <style:font-face style:name="Times New Roman1" svg:font-family="'Times New Roman'"/>
    <style:font-face style:name="Tahoma" svg:font-family="Tahoma" style:font-family-generic="swiss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" style:family="paragraph" style:parent-style-name="List_20_Number">
      <style:paragraph-properties fo:margin-left="0cm" fo:margin-right="0cm" fo:margin-top="0.42cm" fo:margin-bottom="0cm" fo:text-align="start" style:justify-single-word="false" fo:text-indent="0cm" style:auto-text-indent="false">
        <style:tab-stops/>
      </style:paragraph-properties>
      <style:text-properties style:font-name="Times New Roman" fo:font-size="12pt" fo:font-style="normal" style:font-size-asian="10.5pt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1" style:next-style-name="Subtitle" style:default-outline-level="1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1" style:family="paragraph" style:parent-style-name="Heading_20_1" style:next-style-name="p" style:default-outline-level="" style:list-style-name="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>
      <style:text-properties fo:font-style="italic"/>
    </style:style>
    <style:style style:name="li2b" style:family="paragraph" style:parent-style-name="li1b" style:list-style-name="li1b"/>
    <style:style style:name="List_20_Number" style:display-name="List Number" style:family="paragraph" style:parent-style-name="Standard" style:list-style-name="WW8Num5">
      <style:paragraph-properties fo:margin-left="0cm" fo:margin-right="0cm" fo:margin-top="0.141cm" fo:margin-bottom="0.141cm" fo:line-height="100%" fo:keep-together="always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b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3.969cm" svg:height="1.693cm" draw:z-index="1"><draw:image xlink:href="Pictures/10000000000000960000004012D523D9.png" xlink:type="simple" xlink:show="embed" xlink:actuate="onLoad"/></draw:frame></text:p>
      </style:header>
      <style:footer>
        <text:p text:style-name="MP2"><text:s/><draw:frame draw:style-name="Mfr2" draw:name="graphics3" text:anchor-type="as-char" svg:width="2.328cm" svg:height="0.82cm" draw:z-index="2"><draw:image xlink:href="Pictures/10000000000000580000001FBF356B46.png" xlink:type="simple" xlink:show="embed" xlink:actuate="onLoad"/></draw:frame> <text:s text:c="22"/>Open Source Geospatial Foundation <text:a xlink:type="simple" xlink:href="http://osgeo.org/">http://osgeo.org</text:a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meron Shorter</meta:initial-creator>
    <meta:creation-date>2010-05-22T18:58:32</meta:creation-date>
    <dc:date>2010-07-02T09:03:13</dc:date>
    <dc:creator>Pieter De Graef</dc:creator>
    <meta:editing-duration>PT38H21M56S</meta:editing-duration>
    <meta:editing-cycles>25</meta:editing-cycles>
    <meta:generator>OpenOffice.org/3.1$Win32 OpenOffice.org_project/310m19$Build-9420</meta:generator>
    <meta:document-statistic meta:table-count="0" meta:image-count="5" meta:object-count="0" meta:page-count="1" meta:paragraph-count="10" meta:word-count="122" meta:character-count="798"/>
    <meta:user-defined meta:name="Info 1"/>
    <meta:user-defined meta:name="Info 2"/>
    <meta:user-defined meta:name="Info 3"/>
    <meta:user-defined meta:name="Info 4"/>
    <meta:user-defined meta:name="chkDraft" meta:value-type="boolean">true</meta:user-defined>
    <meta:user-defined meta:name="chkNewEntry" meta:value-type="boolean">true</meta:user-defined>
    <meta:user-defined meta:name="chkPDF" meta:value-type="boolean">false</meta:user-defined>
    <meta:user-defined meta:name="chkTableOfContents" meta:value-type="boolean">false</meta:user-defined>
    <meta:user-defined meta:name="chkTitle" meta:value-type="boolean">true</meta:user-defined>
    <meta:user-defined meta:name="filSaveDir"/>
    <meta:user-defined meta:name="filTemplate"/>
    <meta:user-defined meta:name="optAuthType">Basic</meta:user-defined>
    <meta:user-defined meta:name="txtAtomPubUrl"/>
    <meta:user-defined meta:name="txtAuthor"/>
    <meta:user-defined meta:name="txtCategories"/>
    <meta:user-defined meta:name="txtSummary"/>
    <meta:user-defined meta:name="txtTitle"/>
    <meta:user-defined meta:name="txtUsername"/>
  </office:meta>
</office:document-meta>
</file>